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0f8a9" officeooo:paragraph-rsid="0000f8a9" style:font-size-asian="12pt" style:font-size-complex="12pt"/>
    </style:style>
    <style:style style:name="T1" style:family="text">
      <style:text-properties fo:font-weight="bold" style:font-weight-asian="bold" style:font-weight-complex="bold"/>
    </style:style>
    <style:style style:name="T2" style:family="text">
      <style:text-properties officeooo:rsid="00048f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tive adversarial networks (<text:span text:style-name="T1">GAN</text:span>s) work trough interaction of a fake/real classifier network (<text:span text:style-name="T1">discriminator</text:span>) and a <text:span text:style-name="T1">generator</text:span> network. The discriminator <text:span text:style-name="T2">trains to recognize fake data using a dataset and the generator.</text:span> The generator <text:span text:style-name="T2">learns approximating the dataset only using discriminator feedback</text:span>. The architecture we use is a Deep Convolutional GAN (<text:span text:style-name="T1">DCGAN</text:span>). The generator deconvolv<text:span text:style-name="T2">es </text:span>a <text:span text:style-name="T2">gaussian-random </text:span>input vector into an image. The discriminator <text:span text:style-name="T2">works </text:span>like any other DCNN-classifier. We use stride 2 convolutions instead of pooling since literature suggests that this helps preserving feature dependencies. In order to prevent network collapse, batch normalization layers were appended to the layers. Training was realized using the ADAM optimizer.</text:p>
      <text:p text:style-name="P1"/>
      <text:p text:style-name="P2"/>
      <text:p text:style-name="P2"><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2:42:19.705955870</meta:creation-date>
    <dc:date>2018-02-01T13:45:42.712752935</dc:date>
    <meta:editing-duration>PT9H10M47S</meta:editing-duration>
    <meta:editing-cycles>2</meta:editing-cycles>
    <meta:generator>LibreOffice/5.3.7.2.0$Linux_X86_64 LibreOffice_project/30$Build-2</meta:generator>
    <meta:document-statistic meta:table-count="0" meta:image-count="0" meta:object-count="0" meta:page-count="1" meta:paragraph-count="2" meta:word-count="105" meta:character-count="757" meta:non-whitespace-character-count="652"/>
  </office:meta>
</office:document-meta>
</file>